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weight="bold"/>
    </style:style>
    <style:style style:name="P4" style:family="paragraph" style:parent-style-name="Text_20_body">
      <style:paragraph-properties fo:text-align="center" style:justify-single-word="false"/>
      <style:text-properties fo:font-weight="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officeooo:rsid="0016b983" officeooo:paragraph-rsid="0016b983"/>
    </style:style>
    <style:style style:name="P7" style:family="paragraph" style:parent-style-name="Standard">
      <style:text-properties officeooo:rsid="0019b9a3" officeooo:paragraph-rsid="0019b9a3"/>
    </style:style>
    <style:style style:name="T1" style:family="text">
      <style:text-properties officeooo:rsid="00187b38"/>
    </style:style>
    <style:style style:name="T2" style:family="text">
      <style:text-properties officeooo:rsid="001911ec"/>
    </style:style>
    <style:style style:name="T3" style:family="text">
      <style:text-properties officeooo:rsid="0019b9a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teilte Systeme Homework 3</text:p>
      <text:p text:style-name="P1"/>
      <text:p text:style-name="P4">Mark Schiborr, <text:span text:style-name="T3">Maximilian Siess, Gerald Kofler</text:span></text:p>
      <text:p text:style-name="P4">Gruppe: 19</text:p>
      <text:p text:style-name="Text_20_body"/>
      <text:p text:style-name="P3">Gelöste Aufgaben:</text:p>
      <text:p text:style-name="P3">Aufgabe 1:<text:tab/><text:tab/><text:span text:style-name="T2">5</text:span> Punkte</text:p>
      <text:p text:style-name="P3">Gesamtpunkte:<text:tab/><text:span text:style-name="T2">5</text:span> Punkte</text:p>
      <text:p text:style-name="Standard"/>
      <text:p text:style-name="P6">Ausführen: <text:s/>Die Klasse Test enthält die main Funktion. „<text:span text:style-name="T1">1“ eingeben oder TERM signal senden um Programm zu beenden.</text:span></text:p>
      <text:p text:style-name="P7">Ein Client/Server Beispiel ist nur teilweise implementiert.</text:p>
      <text:p text:style-name="Standard"/>
      <text:p text:style-name="P5">Aufgabe 1</text:p>
      <text:p text:style-name="P5"/>
      <text:p text:style-name="P2">a)</text:p>
      <text:p text:style-name="P2">Protokoll:</text:p>
      <text:p text:style-name="P2">Zweck: Kommunikation zwischen mindestens einem Client und einem Server in einem LAN.</text:p>
      <text:p text:style-name="P2"/>
      <text:p text:style-name="P2">Der Client nutzt einen ServiceLocator, um Kontakt zum Server aufzubauen.</text:p>
      <text:p text:style-name="P2">Der ServiceLocator sendet ein Ping auf Port 255255255255. Der Port dient für Broadcasts. Ein Server, der ein Ping erhält, sendet ein Antwortpaket, in dem seine Adresse enthalten ist. Wenn die Anwort vor dem Timeout eintrifft, kann die Kommunikation star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4T20:34:47.23</meta:creation-date>
    <meta:editing-duration>PT1H38M20S</meta:editing-duration>
    <meta:editing-cycles>18</meta:editing-cycles>
    <meta:generator>LibreOffice/5.0.5.2$Linux_X86_64 LibreOffice_project/00m0$Build-2</meta:generator>
    <dc:date>2016-04-11T23:53:04.718252369</dc:date>
    <dc:creator>Maximilian </dc:creator>
    <meta:document-statistic meta:table-count="0" meta:image-count="0" meta:object-count="0" meta:page-count="1" meta:paragraph-count="14" meta:word-count="111" meta:character-count="751" meta:non-whitespace-character-count="652"/>
  </office:meta>
</office:document-meta>
</file>